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6dcf" officeooo:paragraph-rsid="00116dcf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6dcf" officeooo:paragraph-rsid="00116dc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орядок работы программы</text:p>
      <text:p text:style-name="P1"/>
      <text:p text:style-name="P1">1) Создать структуру папок без учета символических ссылок</text:p>
      <text:p text:style-name="P1">2) Создать список файлов без учета ссылок</text:p>
      <text:p text:style-name="P1">3) Скопировать все в целевую папку</text:p>
      <text:p text:style-name="P1">4) Получить список символических ссылок на папки</text:p>
      <text:p text:style-name="P1">5) Получить список символических ссылок на файлы</text:p>
      <text:p text:style-name="P1">6) Создать все символические ссылки в целевой папк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01:37:08.756658707</meta:creation-date>
    <dc:date>2017-03-21T01:40:12.094368601</dc:date>
    <meta:editing-duration>PT3M4S</meta:editing-duration>
    <meta:editing-cycles>1</meta:editing-cycles>
    <meta:document-statistic meta:table-count="0" meta:image-count="0" meta:object-count="0" meta:page-count="1" meta:paragraph-count="7" meta:word-count="46" meta:character-count="303" meta:non-whitespace-character-count="264"/>
    <meta:generator>LibreOffice/5.2.2.2$Linux_X86_64 LibreOffice_project/20m0$Build-2</meta:generator>
  </office:meta>
</office:document-meta>
</file>